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9f29" officeooo:paragraph-rsid="00119f29"/>
    </style:style>
    <style:style style:name="P2" style:family="paragraph" style:parent-style-name="Standard">
      <style:text-properties fo:font-weight="bold" officeooo:rsid="00119f29" officeooo:paragraph-rsid="00119f29" style:font-weight-asian="bold" style:font-weight-complex="bold"/>
    </style:style>
    <style:style style:name="P3" style:family="paragraph" style:parent-style-name="Standard">
      <style:text-properties fo:font-weight="bold" officeooo:rsid="00120c67" officeooo:paragraph-rsid="00120c67" style:font-weight-asian="bold" style:font-weight-complex="bold"/>
    </style:style>
    <style:style style:name="P4" style:family="paragraph" style:parent-style-name="Standard">
      <style:text-properties fo:font-weight="bold" officeooo:rsid="0012fbbd" officeooo:paragraph-rsid="0012fbbd" style:font-weight-asian="bold" style:font-weight-complex="bold"/>
    </style:style>
    <style:style style:name="P5" style:family="paragraph" style:parent-style-name="Standard">
      <style:text-properties fo:font-weight="bold" officeooo:rsid="0013512b" officeooo:paragraph-rsid="0013512b" style:font-weight-asian="bold" style:font-weight-complex="bold"/>
    </style:style>
    <style:style style:name="P6" style:family="paragraph" style:parent-style-name="Standard">
      <style:text-properties fo:font-weight="bold" officeooo:rsid="001b4b53" officeooo:paragraph-rsid="001b4b53" style:font-weight-asian="bold" style:font-weight-complex="bold"/>
    </style:style>
    <style:style style:name="P7" style:family="paragraph" style:parent-style-name="Standard">
      <style:text-properties fo:font-weight="bold" officeooo:rsid="001db330" officeooo:paragraph-rsid="001db330" style:font-weight-asian="bold" style:font-weight-complex="bold"/>
    </style:style>
    <style:style style:name="P8" style:family="paragraph" style:parent-style-name="Standard">
      <style:text-properties fo:font-weight="bold" officeooo:rsid="0020392c" officeooo:paragraph-rsid="0020392c" style:font-weight-asian="bold" style:font-weight-complex="bold"/>
    </style:style>
    <style:style style:name="P9" style:family="paragraph" style:parent-style-name="Standard">
      <style:text-properties officeooo:rsid="0012fbbd" officeooo:paragraph-rsid="0012fbbd"/>
    </style:style>
    <style:style style:name="P10" style:family="paragraph" style:parent-style-name="Standard">
      <style:text-properties officeooo:rsid="00180d2d" officeooo:paragraph-rsid="00180d2d"/>
    </style:style>
    <style:style style:name="P11" style:family="paragraph" style:parent-style-name="Standard">
      <style:text-properties officeooo:rsid="001b4b53" officeooo:paragraph-rsid="001b4b53"/>
    </style:style>
    <style:style style:name="P12" style:family="paragraph" style:parent-style-name="Standard">
      <style:text-properties officeooo:rsid="001db330" officeooo:paragraph-rsid="001db330"/>
    </style:style>
    <style:style style:name="P13" style:family="paragraph" style:parent-style-name="Standard">
      <style:text-properties officeooo:paragraph-rsid="001db330"/>
    </style:style>
    <style:style style:name="P14" style:family="paragraph" style:parent-style-name="Standard">
      <style:text-properties officeooo:rsid="0026a794" officeooo:paragraph-rsid="0026a794"/>
    </style:style>
    <style:style style:name="P15" style:family="paragraph" style:parent-style-name="Standard">
      <style:text-properties fo:color="#333333" fo:font-size="10pt" officeooo:rsid="001db330" officeooo:paragraph-rsid="001db330"/>
    </style:style>
    <style:style style:name="P16" style:family="paragraph" style:parent-style-name="Standard">
      <style:text-properties fo:color="#333333" fo:font-size="10pt" fo:font-weight="bold" officeooo:rsid="0020392c" officeooo:paragraph-rsid="0020392c" style:font-weight-asian="bold" style:font-weight-complex="bold"/>
    </style:style>
    <style:style style:name="P17" style:family="paragraph" style:parent-style-name="Standard">
      <style:text-properties fo:color="#333333" fo:font-size="10pt" officeooo:rsid="0020392c" officeooo:paragraph-rsid="0020392c"/>
    </style:style>
    <style:style style:name="T1" style:family="text">
      <style:text-properties officeooo:rsid="0012fbbd"/>
    </style:style>
    <style:style style:name="T2" style:family="text">
      <style:text-properties officeooo:rsid="0013512b"/>
    </style:style>
    <style:style style:name="T3" style:family="text">
      <style:text-properties officeooo:rsid="001b4b53"/>
    </style:style>
    <style:style style:name="T4" style:family="text">
      <style:text-properties fo:color="#333333" fo:font-size="10pt"/>
    </style:style>
    <style:style style:name="T5" style:family="text">
      <style:text-properties fo:color="#333333" fo:font-size="10pt" officeooo:rsid="0026a794"/>
    </style:style>
    <style:style style:name="T6" style:family="text">
      <style:text-properties fo:color="#333333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333333" fo:font-size="12pt" style:font-size-asian="12pt" style:font-size-complex="12pt"/>
    </style:style>
    <style:style style:name="T8" style:family="text">
      <style:text-properties fo:font-weight="bold" officeooo:rsid="001db33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How to tell two numbers are equal without using Comparing and any arithmetic operator?</text:p>
      <text:p text:style-name="P2">Ans:</text:p>
      <text:p text:style-name="P1">#include&lt;stdio.h&gt;</text:p>
      <text:p text:style-name="P1">int main()</text:p>
      <text:p text:style-name="P1">{</text:p>
      <text:p text:style-name="P1">int a,b;</text:p>
      <text:p text:style-name="P1">printf("enter a,b");</text:p>
      <text:p text:style-name="P1">scanf("%d %d",&amp;a,&amp;b);</text:p>
      <text:p text:style-name="P1">if(!(a^b))</text:p>
      <text:p text:style-name="P1"><text:s text:c="3"/>printf("equal\n");</text:p>
      <text:p text:style-name="P1">else</text:p>
      <text:p text:style-name="P1"><text:s text:c="3"/>printf("not equal\n");</text:p>
      <text:p text:style-name="P1">}</text:p>
      <text:p text:style-name="P1"/>
      <text:p text:style-name="P1"/>
      <text:p text:style-name="P3">2.<text:span text:style-name="T1">what is volatile keyword?</text:span></text:p>
      <text:p text:style-name="P9">Ans:<text:tab/></text:p>
      <text:p text:style-name="P9"/>
      <text:p text:style-name="P9"/>
      <text:p text:style-name="P4">3.<text:span text:style-name="T2">How free function will know how much memory it has to deallocate?</text:span></text:p>
      <text:p text:style-name="P10">Ans:</text:p>
      <text:p text:style-name="P5">4.What is the flow of program with function pointer?</text:p>
      <text:p text:style-name="P10">Ans:</text:p>
      <text:p text:style-name="P5">5.<text:span text:style-name="T3">What is function pointer and pointer to a function?</text:span></text:p>
      <text:p text:style-name="P11">Ans:</text:p>
      <text:p text:style-name="P11"/>
      <text:p text:style-name="P6">6.What is the difference between pointer to a constant,constant pointer?</text:p>
      <text:p text:style-name="P11">Ans:</text:p>
      <text:p text:style-name="P11"/>
      <text:p text:style-name="P11"/>
      <text:p text:style-name="P7">7.write a program to print first 10 prime numbers?</text:p>
      <text:p text:style-name="P12">Ans:</text:p>
      <text:p text:style-name="P12"/>
      <text:p text:style-name="P12"/>
      <text:p text:style-name="P13"><text:span text:style-name="T8">8.</text:span><text:bookmark text:name="yiv2252978389yui_3_16_0_ym19_1_1491762767029_11018"/><text:span text:style-name="T6">Write A Function To Find Size Of Structure Without Using Sizeof() Operato</text:span><text:span text:style-name="T7">r.</text:span></text:p>
      <text:p text:style-name="P15">Ans:</text:p>
      <text:p text:style-name="P15"/>
      <text:p text:style-name="P15"/>
      <text:p text:style-name="P16">9.Can we use bitfilelds in union?</text:p>
      <text:p text:style-name="P17">Ans:</text:p>
      <text:p text:style-name="P17"/>
      <text:p text:style-name="P17"/>
      <text:p text:style-name="P8"><text:span text:style-name="T4">10.</text:span><text:span text:style-name="T5">How to find duplicate element in an array in optimised way?</text:span></text:p>
      <text:p text:style-name="P14"><text:span text:style-name="T5">A</text:span><text:span text:style-name="T4">n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1:06:30.524924410</meta:creation-date>
    <meta:generator>LibreOffice/5.1.6.2$Linux_X86_64 LibreOffice_project/10m0$Build-2</meta:generator>
    <dc:date>2018-02-21T15:05:03.477477224</dc:date>
    <meta:editing-duration>PT3H48M17S</meta:editing-duration>
    <meta:editing-cycles>12</meta:editing-cycles>
    <meta:document-statistic meta:table-count="0" meta:image-count="0" meta:object-count="0" meta:page-count="1" meta:paragraph-count="31" meta:word-count="122" meta:character-count="760" meta:non-whitespace-character-count="662"/>
  </office:meta>
</office:document-meta>
</file>